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201000002BA000002B84EB9886F.png"/>
  <manifest:file-entry manifest:media-type="image/png" manifest:full-path="Object 1/Pictures/10000201000002BC000002BBA9B5FA6C.png"/>
  <manifest:file-entry manifest:media-type="image/png" manifest:full-path="Object 1/Pictures/10000201000002BA000002BAAF5D0702.png"/>
  <manifest:file-entry manifest:media-type="image/png" manifest:full-path="Object 1/Pictures/10000201000002BA000002BB896E5C35.png"/>
  <manifest:file-entry manifest:media-type="image/png" manifest:full-path="Object 1/Pictures/10000201000002BB000002BAF3A94343.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Yu Gothic Medium" svg:font-family="'Yu Gothic Medium'"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9.901cm" table:align="center"/>
    </style:style>
    <style:style style:name="Tabelle1.A" style:family="table-column">
      <style:table-column-properties style:column-width="2.937cm"/>
    </style:style>
    <style:style style:name="Tabelle1.B" style:family="table-column">
      <style:table-column-properties style:column-width="2.965cm"/>
    </style:style>
    <style:style style:name="Tabelle1.C" style:family="table-column">
      <style:table-column-properties style:column-width="3.999cm"/>
    </style:style>
    <style:style style:name="Tabelle1.A1" style:family="table-cell">
      <style:table-cell-properties style:vertical-align="" fo:padding="0.097cm" fo:border-left="0.002cm solid #000000" fo:border-right="none" fo:border-top="0.002cm solid #000000" fo:border-bottom="0.002cm solid #000000"/>
    </style:style>
    <style:style style:name="Tabelle1.C1" style:family="table-cell">
      <style:table-cell-properties style:vertical-align="" fo:padding="0.097cm" fo:border="0.002cm solid #000000"/>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style:shadow="none"/>
      <style:text-properties style:font-name="Calibri" fo:font-size="12pt" style:font-size-asian="12pt" style:font-size-complex="12pt"/>
    </style:style>
    <style:style style:name="P4" style:family="paragraph" style:parent-style-name="Standard">
      <style:paragraph-properties fo:text-align="center" style:justify-single-word="false" style:shadow="none"/>
      <style:text-properties style:font-name="Calibri"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shadow="none"/>
      <style:text-properties style:font-name="Calibri" fo:font-size="12pt" fo:font-style="normal" style:font-size-asian="12pt" style:font-style-asian="normal" style:font-size-complex="12pt" style:font-style-complex="normal"/>
    </style:style>
    <style:style style:name="P7" style:family="paragraph" style:parent-style-name="Standard">
      <style:paragraph-properties style:shadow="none"/>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shadow="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9" style:family="paragraph" style:parent-style-name="Standard">
      <style:paragraph-properties fo:text-align="center" style:justify-single-word="false" style:shadow="none"/>
    </style:style>
    <style:style style:name="P10" style:family="paragraph" style:parent-style-name="Standard" style:master-page-name="">
      <style:paragraph-properties fo:widows="2" style:page-number="auto" style:shadow="none"/>
      <style:text-properties style:font-name="Calibri" fo:font-size="12pt" style:font-size-asian="12pt" style:font-size-complex="12pt"/>
    </style:style>
    <style:style style:name="P11" style:family="paragraph" style:parent-style-name="Standard" style:master-page-name="">
      <style:paragraph-properties style:page-number="auto" fo:break-before="column" style:shadow="none" fo:keep-with-next="always"/>
      <style:text-properties style:font-name="Calibri" fo:font-size="14pt" fo:font-weight="bold" style:font-size-asian="14pt" style:font-weight-asian="bold" style:font-size-complex="14pt" style:font-weight-complex="bold"/>
    </style:style>
    <style:style style:name="P12" style:family="paragraph" style:parent-style-name="Table_20_Contents">
      <style:paragraph-properties fo:text-align="start" style:justify-single-word="false"/>
      <style:text-properties style:font-name="Calibri" fo:font-size="12pt" style:font-size-asian="12pt" style:font-size-complex="12pt"/>
    </style:style>
    <style:style style:name="P13"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15" style:family="paragraph" style:parent-style-name="Facharbeit_20_Standard">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16" style:family="paragraph" style:parent-style-name="Facharbeit_20_Standard">
      <style:text-properties style:font-name="Times New Roman" fo:font-size="10pt"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fo:color="#000000"/>
    </style:style>
    <style:style style:name="P20"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1" style:family="paragraph" style:parent-style-name="Standard" style:list-style-name="">
      <style:paragraph-properties fo:margin-left="0cm" fo:margin-right="0cm" fo:text-align="start" style:justify-single-word="false" fo:text-indent="0cm" style:auto-text-indent="false" style:text-autospace="none"/>
    </style:style>
    <style:style style:name="P22" style:family="paragraph" style:parent-style-name="Standard">
      <style:text-properties fo:color="#000000" style:font-name="Consolas" fo:font-size="10pt" style:font-name-asian="Consolas" style:font-size-asian="10pt" style:font-name-complex="Consolas" style:font-size-complex="10pt"/>
    </style:style>
    <style:style style:name="P23" style:family="paragraph" style:parent-style-name="Standard">
      <style:paragraph-properties fo:text-align="center" style:justify-single-word="false" style:shadow="none"/>
      <style:text-properties style:font-name="Calibri" fo:font-size="12pt" style:font-size-asian="12pt" style:font-size-complex="12pt"/>
    </style:style>
    <style:style style:name="P24" style:family="paragraph" style:parent-style-name="Standard" style:master-page-name="">
      <style:paragraph-properties style:page-number="auto" style:shadow="none"/>
      <style:text-properties style:font-name="Calibri" fo:font-size="12pt" style:font-size-asian="12pt" style:font-size-complex="12pt"/>
    </style:style>
    <style:style style:name="P25" style:family="paragraph" style:parent-style-name="Facharbeit_20_Standard">
      <style:text-properties style:font-name-asian="Consolas" style:font-name-complex="Consolas"/>
    </style:style>
    <style:style style:name="P26" style:family="paragraph" style:parent-style-name="Facharbeit_20_Standard">
      <style:text-properties fo:color="#000000"/>
    </style:style>
    <style:style style:name="P27" style:family="paragraph" style:parent-style-name="Facharbeit_20_Standard">
      <style:text-properties fo:color="#000000" fo:font-size="14pt" fo:font-weight="bold" style:font-size-asian="14pt" style:font-weight-asian="bold" style:font-size-complex="14pt" style:font-weight-complex="bold"/>
    </style:style>
    <style:style style:name="P28" style:family="paragraph" style:parent-style-name="Facharbeit_20_Standard">
      <style:text-properties fo:font-weight="bold" style:font-weight-asian="bold" style:font-weight-complex="bold"/>
    </style:style>
    <style:style style:name="P29" style:family="paragraph" style:parent-style-name="Facharbeit_20_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cc7832" fo:font-weight="bold" style:font-weight-asian="bold" style:font-weight-complex="bold"/>
    </style:style>
    <style:style style:name="T3" style:family="text">
      <style:text-properties fo:color="#d9e8f7" style:font-name="Consolas" fo:font-size="10pt" style:font-size-asian="10pt" style:font-size-complex="10pt"/>
    </style:style>
    <style:style style:name="T4" style:family="text">
      <style:text-properties fo:font-style="italic" style:font-style-asian="italic" style:font-style-complex="italic"/>
    </style:style>
    <style:style style:name="T5" style:family="text">
      <style:text-properties style:font-name="Consolas" fo:font-size="10pt" style:font-name-asian="Consolas" style:font-size-asian="10pt" style:font-name-complex="Consolas"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MiniMax Algorithmus</text:p>
      <text:p text:style-name="P2"/>
      <text:p text:style-name="P11">3.1 Konzept</text:p>
      <text:p text:style-name="P7"/>
      <text:p text:style-name="P3">Der MiniMax Algorithmus<text:note text:id="ftn0" text:note-class="footnote"><text:note-citation>1</text:note-citation><text:note-body><text:p text:style-name="Footnote">Ein Algorithmus kann als eine Handlungsvorschrift beschrieben werden, welche durch eine systematische und definierbare Vorgehensweise eine Problemstellung lösen kann. </text:p></text:note-body></text:note> ist ein informatischer Ansatz zur Lösung von</text:p>
      <text:p text:style-name="P3">Zwei-Spieler-Nullsummenspielen. Er basiert auf dem MiniMax Prinzip in dem zur Voraussage eines Gewinns immer der schlechtest mögliche Weg genommen wird (daher auch pessimistisches Prinzip)[www.de.wikipedia.org/wiki/Minimax-Regel]. Dadurch lässt sich immer ein absolut sicher erreichbares Ergebnis voraussagen.</text:p>
      <text:p text:style-name="P3">In unserem Fall bedeutet das also, dass davon ausgegangen wird das der Gegner immer den bestmöglichen Zug macht (das wäre der schlechteste Fall).</text:p>
      <text:p text:style-name="P24">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23"><draw:frame draw:style-name="fr1" draw:name="Objekt1" text:anchor-type="paragraph" svg:x="0.787cm" svg:y="0.28cm" svg:width="15.124cm" svg:height="9.125cm" draw:z-index="0"><draw:object xlink:href="./Object 1" xlink:type="simple" xlink:show="embed" xlink:actuate="onLoad"/><draw:image xlink:href="./ObjectReplacements/Object 1" xlink:type="simple" xlink:show="embed" xlink:actuate="onLoad"/></draw:frame><text:span text:style-name="T4">Abbildung 3.1: Modell eines MiniMax Suchbaums mit Tiefe 3 ausgehend von der Dame Startposition</text:span></text:p>
      <text:p text:style-name="P23"><text:span text:style-name="T4"/></text:p>
      <text:p text:style-name="P3">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1" text:note-class="footnote"><text:note-citation>2</text:note-citation><text:note-body><text:p text:style-name="Footnote">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3"><text:soft-page-break/>Die Evaluation wird nur in den Blättern<text:note text:id="ftn2" text:note-class="footnote"><text:note-citation>3</text:note-citation><text:note-body><text:p text:style-name="Footnote">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Vielleicht Link zur Wikipediaseite von Baumstruktur]</text:p>
      <text:p text:style-name="P3">Das ermöglicht dem MiniMax je nach Suchtiefe mehrere Züge vorauszuberechnen und so einen besseren Überblick über Langzeitfolgen der Aktion zu bekommen.[www.de.wikipedia.org/wiki/Minimax-Algorithmus]</text:p>
      <text:p text:style-name="P10">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3"><draw:frame draw:style-name="fr1" draw:name="Objekt2" text:anchor-type="paragraph" svg:x="0.501cm" svg:y="0.228cm" svg:width="15.998cm" svg:height="8.759cm" draw:z-index="1"><draw:object xlink:href="./Object 2" xlink:type="simple" xlink:show="embed" xlink:actuate="onLoad"/><draw:image xlink:href="./ObjectReplacements/Object 2" xlink:type="simple" xlink:show="embed" xlink:actuate="onLoad"/></draw:frame></text:p>
      <text:p text:style-name="P4">Abbildung 3.2: Durchschnittliche Zugzeiten des MiniMax in Millisekunden mit verschiedenen Maximaltiefen</text:p>
      <text:p text:style-name="P4"/>
      <text:p text:style-name="P5">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5">Daher haben wir eine Bewertungsfunktion entwickelt, die andere Parameter zur Bewertung nutzt:</text:p>
      <text:p text:style-name="P5"><draw:frame draw:style-name="fr2" draw:name="Objekt3" text:anchor-type="as-char" svg:y="-0.586cm" svg:width="11.89cm" svg:height="1.085cm" draw:z-index="2"><draw:object xlink:href="./Object 3" xlink:type="simple" xlink:show="embed" xlink:actuate="onLoad"/><draw:image xlink:href="./ObjectReplacements/Object 3" xlink:type="simple" xlink:show="embed" xlink:actuate="onLoad"/></draw:frame></text:p>
      <text:p text:style-name="P5">Diese Funktion berechnet, wie viele Figuren des Gegners geschlagen wurden und wie viele Figuren von einem selbst. Je mehr Figuren des Gegners geschlagen wurden, desto höher ist die Bewertung.</text:p>
      <text:p text:style-name="P5">Für jede eigene geschlagene Figur wird allerdings ein Punkt abgezogen. Dadurch lässt sich, ohne die Endsituation zu kennen, eine zuverlässige Gewinnprognose erstellen.</text:p>
      <text:p text:style-name="P5"><text:soft-page-break/>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Facharbeit_20_Standard">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6"/>
      <table:table table:name="Tabelle1" table:style-name="Tabelle1">
        <table:table-column table:style-name="Tabelle1.A"/>
        <table:table-column table:style-name="Tabelle1.B"/>
        <table:table-column table:style-name="Tabelle1.C"/>
        <table:table-row>
          <table:table-cell table:style-name="Tabelle1.A1" office:value-type="string">
            <text:p text:style-name="P13">MiniMaxPlayer</text:p>
          </table:table-cell>
          <table:table-cell table:style-name="Tabelle1.A1" office:value-type="string">
            <text:p text:style-name="P13">MiniMaxTask</text:p>
          </table:table-cell>
          <table:table-cell table:style-name="Tabelle1.C1" office:value-type="string">
            <text:p text:style-name="P13">MiniMaxManager</text:p>
          </table:table-cell>
        </table:table-row>
        <table:table-row>
          <table:table-cell table:style-name="Tabelle1.A2" office:value-type="string">
            <text:p text:style-name="P12">bestMove</text:p>
            <text:p text:style-name="P12">bestValue</text:p>
            <text:p text:style-name="P12">prepare()</text:p>
            <text:p text:style-name="P12">requestMove()</text:p>
          </table:table-cell>
          <table:table-cell table:style-name="Tabelle1.B2" office:value-type="string">
            <text:p text:style-name="P12">value</text:p>
            <text:p text:style-name="P12">move</text:p>
            <text:p text:style-name="P12">playfield</text:p>
            <text:p text:style-name="P12">compute()</text:p>
            <text:p text:style-name="P12">evaluateMove()</text:p>
          </table:table-cell>
          <table:table-cell table:style-name="Tabelle1.C2" office:value-type="string">
            <text:p text:style-name="P12">playerColor</text:p>
            <text:p text:style-name="P12">enemyColor</text:p>
            <text:p text:style-name="P12">maxDepth</text:p>
            <text:p text:style-name="P12">updateFigureCounts()</text:p>
            <text:p text:style-name="P12">getFigureQuantity()</text:p>
          </table:table-cell>
        </table:table-row>
      </table:table>
      <text:p text:style-name="P4">Abbildung 3.3: Wichtigste Methoden und Variablen der MiniMax Klassen<text:note text:id="ftn3" text:note-class="footnote"><text:note-citation>4</text:note-citation><text:note-body><text:p text:style-name="P16"><text:s/>Für eine genauere Einsicht in das Programm möchte ich auf die Dokumentation auf unserer Projektwebsite verweisen [Link zu der Projektseite].</text:p></text:note-body></text:note></text:p>
      <text:p text:style-name="P9"/>
      <text:p text:style-name="Facharbeit_20_Standard">Die wichtigsten Variablen im MiniMaxPlayer sind ,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requestMove(). Wenn diese Methode aufgerufen wird, startet eine neue MiniMax Berechnung. Dafür wird zuerst eine Liste aller möglichen Züge erstellt.</text:p>
      <text:p text:style-name="Facharbeit_20_Standard"/>
      <text:p text:style-name="P8"><text:span text:style-name="T1">public</text:span> <text:span text:style-name="T1">void</text:span> <text:span text:style-name="T1">requestMove</text:span>(){</text:p>
      <text:p text:style-name="P14"><text:tab/>//start maximizing minMaxTask for every possible move</text:p>
      <text:p text:style-name="P14"><text:tab/><text:span text:style-name="T1">List</text:span>&lt;Move&gt; <text:span text:style-name="T1">moves</text:span> =</text:p>
      <text:p text:style-name="P14"><text:span text:style-name="T1"><text:tab/><text:tab/>Move</text:span>.getPossibleMoves(manager.playerColor, gmlc.getPlayfield());</text:p>
      <text:p text:style-name="P14"><text:tab/>[…]</text:p>
      <text:p text:style-name="Code"/>
      <text:p text:style-name="Facharbeit_20_Standard">Danach wird ein erster wichtiger Optimierungsschritt durchgeführt. Wenn nur ein Zug verfügbar ist, was oft passiert durch die Schlagzwang Regel[Anhang oder Anmerkung zu den Regeln], wird keine weitere Berechnung gestartet. Es gibt schließlich nur diesen einen Zug der ausgewählt werden kann.</text:p>
      <text:p text:style-name="P15"/>
      <text:p text:style-name="P15"><text:tab/>[…]</text:p>
      <text:p text:style-name="P14"><text:tab/><text:span text:style-name="T1">if</text:span>(moves.length == 1) {</text:p>
      <text:p text:style-name="P14"><text:tab/><text:tab/>moves.toFirst();</text:p>
      <text:p text:style-name="P14"><text:tab/><text:tab/>gmlc.makeMove(moves.get());</text:p>
      <text:p text:style-name="P14"><text:tab/><text:tab/><text:span text:style-name="T1">return</text:span>;</text:p>
      <text:p text:style-name="P14"><text:tab/>}</text:p>
      <text:p text:style-name="P14"><text:tab/>[…]</text:p>
      <text:p text:style-name="P14"/>
      <text:p text:style-name="Facharbeit_20_Standard">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Code"/>
      <text:p text:style-name="P14"><text:soft-page-break/><text:tab/>[…]</text:p>
      <text:p text:style-name="P14"><text:span text:style-name="T1"><text:tab/>float</text:span> <text:span text:style-name="T1">v</text:span>;</text:p>
      <text:p text:style-name="P14"><text:tab/><text:span text:style-name="T1">for</text:span>(moves.toFirst(); moves.hasAccess(); moves.next()){</text:p>
      <text:p text:style-name="P14"><text:tab/><text:tab/>v = <text:span text:style-name="T1">new</text:span> MiniMaxTask(</text:p>
      <text:p text:style-name="P14"><text:tab/><text:tab/><text:tab/>tmpman,</text:p>
      <text:p text:style-name="P14"><text:tab/><text:tab/><text:tab/>moves.get(),</text:p>
      <text:p text:style-name="P14"><text:tab/><text:tab/><text:tab/>gmlc.getPlayfield().copy(),</text:p>
      <text:p text:style-name="P14"><text:tab/><text:tab/><text:tab/>1,</text:p>
      <text:p text:style-name="P14"><text:tab/><text:tab/><text:tab/>//the next task is always not maximizing</text:p>
      <text:p text:style-name="P14"><text:tab/><text:tab/><text:tab/><text:span text:style-name="T1">false</text:span></text:p>
      <text:p text:style-name="P14"><text:tab/><text:tab/><text:tab/>).compute();</text:p>
      <text:p text:style-name="P14"><text:tab/><text:tab/><text:span text:style-name="T1">if</text:span>(v &gt; bestValue){</text:p>
      <text:p text:style-name="P14"><text:tab/><text:tab/><text:tab/>bestValue = v;</text:p>
      <text:p text:style-name="Code"><text:tab/><text:tab/><text:tab/>bestMove = moves.get();</text:p>
      <text:p text:style-name="P14"><text:tab/><text:tab/>}</text:p>
      <text:p text:style-name="P14"><text:tab/>}</text:p>
      <text:p text:style-name="P14"><text:tab/>gmlc.makeMove(bestMove);</text:p>
      <text:p text:style-name="P14">}</text:p>
      <text:p text:style-name="P14"/>
      <text:p text:style-name="Facharbeit_20_Standard">Der eigentliche MiniMax Such-/ und Auswahlprozess findet in der compute() Methode statt. Dort wird zunächst der zu bewertende Zug auf dem Spielfeld ausgeführt. </text:p>
      <text:p text:style-name="Facharbeit_20_Standard"/>
      <text:p text:style-name="P22"><text:span text:style-name="T1">public</text:span> <text:span text:style-name="T1">float</text:span> <text:span text:style-name="T1">compute</text:span>() {</text:p>
      <text:p text:style-name="P18"><text:tab/><text:tab/>pf.executeMove(move);</text:p>
      <text:p text:style-name="P18"><text:tab/>[…]</text:p>
      <text:p text:style-name="P18"/>
      <text:p text:style-name="Facharbeit_20_Standard">Daraufhin wird getestet, ob die maximale Tiefe erreicht ist. Wenn dies der Fall ist, wurde das Ende</text:p>
      <text:p text:style-name="Facharbeit_20_Standard">des Suchbaums erreicht und es kann das Ergebnis der Bewertung zurückgegeben werden.</text:p>
      <text:p text:style-name="Facharbeit_20_Standard"/>
      <text:p text:style-name="Code"><text:tab/>[…]</text:p>
      <text:p text:style-name="P18"><text:tab/><text:span text:style-name="T1">if</text:span>(depth &gt;= manager.maxDepth){</text:p>
      <text:p text:style-name="P18"><text:tab/><text:tab/><text:span text:style-name="T1">return</text:span> evaluateMove();</text:p>
      <text:p text:style-name="P18"><text:tab/>}</text:p>
      <text:p text:style-name="P18"><text:tab/>[…]</text:p>
      <text:p text:style-name="P18"/>
      <text:p text:style-name="Facharbeit_20_Standard">Im MinMaxTask unterscheidet sich die Auswahl der Bewertungen insofern, dass hier nicht immer der beste Wert genommen wird sondern, wenn der Task nicht maximiert (also isMaximizing falsch ist), die minimalste Bewertung ausgewählt.</text:p>
      <text:p text:style-name="Facharbeit_20_Standard"/>
      <text:p text:style-name="P18"><text:tab/>[…]</text:p>
      <text:p text:style-name="P18"><text:tab/><text:span text:style-name="T1">if</text:span>(isMaximizing ? v &gt; value : v &lt; value){</text:p>
      <text:p text:style-name="P18"><text:tab/><text:tab/>value = v;</text:p>
      <text:p text:style-name="P18"><text:tab/>}</text:p>
      <text:p text:style-name="P18"><text:tab/>[…]</text:p>
      <text:p text:style-name="P21"><text:span text:style-name="T3"/></text:p>
      <text:p text:style-name="Facharbeit_20_Standard">Die oben genannte Bewertungsfunktion ist in der Methode evaluateMove() implementiert. Hier wird der Manager genutzt, um die ursprünglichen Figurenanzahlen zu erhalten.</text:p>
      <text:p text:style-name="P20"><text:span text:style-name="T2"/></text:p>
      <text:p text:style-name="P18"><text:span text:style-name="T1">private</text:span> <text:span text:style-name="T1">float</text:span> <text:span text:style-name="T1">evaluateMove</text:span>() {</text:p>
      <text:p text:style-name="P18"><text:tab/><text:span text:style-name="T1">return</text:span> (manager.getFigureQuantity(manager.enemyColor)-</text:p>
      <text:p text:style-name="P18"><text:tab/><text:tab/>pf.getFigureQuantity(manager.enemyColor))+</text:p>
      <text:p text:style-name="P18"><text:tab/><text:tab/>(pf.getFigureQuantity(manager.playerColor)-</text:p>
      <text:p text:style-name="P18"><text:tab/><text:tab/>manager.getFigureQuantity(manager.playerColor));</text:p>
      <text:p text:style-name="P19"><text:span text:style-name="T5">}</text:span></text:p>
      <text:p text:style-name="P26"/>
      <text:p text:style-name="P26"/>
      <text:p text:style-name="P26"/>
      <text:p text:style-name="P27">3.2 Variationen</text:p>
      <text:p text:style-name="Facharbeit_20_Standard"><text:soft-page-break/></text:p>
      <text:p text:style-name="P28">3.2.1 Alpha-Beta Suche</text:p>
      <text:p text:style-name="Facharbeit_20_Standard">Die Alpha-Beta Suche ist eine effizientere Alternative zur normalen kompletten Durchsuchung des aufgebauten Baums. Mit dieser Art der Suche können manche Teile des Baums ignoriert werden. Diesen Vorgang nennt man Alpha oder Beta Schnitt. Die Anzahl der zu bewertenden Situationen sinkt also je mehr Schnitte gemacht werden. Dadurch kann die Rechenzeit drastisch verbessert werden.</text:p>
      <text:p text:style-name="Facharbeit_20_Standard"/>
      <text:p text:style-name="P28">3.2.2 Multithreading</text:p>
      <text:p text:style-name="Facharbeit_20_Standard">Die Multithreading-Version des MiniMax gleicht in der grundlegenden Arbeitsweise dem „normalen“ MiniMax. Es wurde nur eine für Multithreading optimierte Implementierung genutzt. Hier wird jeder MiniMaxTask als eigene Aufgabe an einen Ausführungsservice abgegeben und asynchron ausgeführt. Am Ende seiner Ausführung ruft jeder Task eine Callback Funktion seines Elternknotens auf mit der er das Ergebnis übergibt. Als Ausführungsservice wird ein StackExecutor genutzt[Link zu Anhang wo ist 1 StackExecutor]. </text:p>
      <text:p text:style-name="Facharbeit_20_Standard"/>
      <text:p text:style-name="P29">3.3 Effizienzvergleich</text:p>
      <text:p text:style-name="P25"><draw:frame draw:style-name="fr1" draw:name="Objekt4" text:anchor-type="paragraph" svg:x="0.443cm" svg:y="0.268cm" svg:width="16.327cm" svg:height="10.823cm" draw:z-index="3"><draw:object xlink:href="./Object 4" xlink:type="simple" xlink:show="embed" xlink:actuate="onLoad"/><draw:image xlink:href="./ObjectReplacements/Object 4" xlink:type="simple" xlink:show="embed" xlink:actuate="onLoad"/></draw:frame></text:p>
      <text:p text:style-name="P25">MiniMax größe: 8782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Yu Gothic Medium" svg:font-family="'Yu Gothic Medium'"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ll Brinkmann</meta:initial-creator>
    <meta:creation-date>2018-01-06T17:07:21.61</meta:creation-date>
    <dc:date>2018-01-11T18:52:43.83</dc:date>
    <dc:creator>Till Brinkmann</dc:creator>
    <meta:editing-duration>PT19H35M45S</meta:editing-duration>
    <meta:editing-cycles>79</meta:editing-cycles>
    <meta:generator>OpenOffice/4.1.2$Win32 OpenOffice.org_project/412m3$Build-9782</meta:generator>
    <meta:document-statistic meta:table-count="1" meta:image-count="0" meta:object-count="4" meta:page-count="5" meta:paragraph-count="105" meta:word-count="1269" meta:character-count="93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098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vg</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327cm" svg:height="10.823cm" xlink:href="." xlink:type="simple" chart:class="chart:bar" chart:style-name="ch1">
        <chart:legend chart:legend-position="end" svg:x="14.302cm" svg:y="4.575cm" style:legend-expansion="high" chart:style-name="ch2"/>
        <chart:plot-area chart:style-name="ch3" chart:data-source-has-labels="both" svg:x="0.776cm" svg:y="0.999cm" svg:width="12.874cm" svg:height="9.188cm">
          <chartooo:coordinate-region svg:x="1.397cm" svg:y="1.211cm" svg:width="12.253cm" svg:height="8.30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1</text:p>
              </table:table-cell>
              <table:table-cell office:value-type="string">
                <text:p>Spalte 2</text:p>
              </table:table-cell>
              <table:table-cell office:value-type="string">
                <text:p>Spalte 3</text:p>
              </table:table-cell>
            </table:table-row>
          </table:table-header-rows>
          <table:table-rows>
            <table:table-row>
              <table:table-cell office:value-type="string">
                <text:p>Zeile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Zeile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Zeile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Zeile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